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2088d9" officeooo:paragraph-rsid="002088d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1fe6d" officeooo:paragraph-rsid="0021fe6d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34fc0" officeooo:paragraph-rsid="00234fc0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4fd3d" officeooo:paragraph-rsid="0024fd3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6aca0" officeooo:paragraph-rsid="0026aca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7c201" officeooo:paragraph-rsid="0027c20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80d6f" officeooo:paragraph-rsid="00280d6f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23ca" officeooo:paragraph-rsid="002823c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8e963" officeooo:paragraph-rsid="0028e96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a6b52" officeooo:paragraph-rsid="002a6b5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bad56" officeooo:paragraph-rsid="002bad5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caa29" officeooo:paragraph-rsid="002caa29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d0dec" officeooo:paragraph-rsid="002d0de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ed8e0" officeooo:paragraph-rsid="002eed1a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eed1a" officeooo:paragraph-rsid="002fa6b0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fa6b0" officeooo:paragraph-rsid="002fa6b0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fe871" officeooo:paragraph-rsid="002fe871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0c43e" officeooo:paragraph-rsid="0030c43e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2a365" officeooo:paragraph-rsid="003400ef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5c80e" officeooo:paragraph-rsid="003400ef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ed8e0" officeooo:paragraph-rsid="002eed1a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eed1a" officeooo:paragraph-rsid="002fa6b0" fo:background-color="#ddddd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dddddd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2823ca" fo:background-color="#dddddd" loext:char-shading-value="0"/>
    </style:style>
    <style:style style:name="T5" style:family="text">
      <style:text-properties officeooo:rsid="0028e963" fo:background-color="#dddddd" loext:char-shading-value="0"/>
    </style:style>
    <style:style style:name="T6" style:family="text">
      <style:text-properties officeooo:rsid="002a6b52" fo:background-color="#dddddd" loext:char-shading-value="0"/>
    </style:style>
    <style:style style:name="T7" style:family="text">
      <style:text-properties officeooo:rsid="002a71c4" fo:background-color="#dddddd" loext:char-shading-value="0"/>
    </style:style>
    <style:style style:name="T8" style:family="text">
      <style:text-properties officeooo:rsid="002caa29" fo:background-color="#dddddd" loext:char-shading-value="0"/>
    </style:style>
    <style:style style:name="T9" style:family="text">
      <style:text-properties officeooo:rsid="002d0dec" fo:background-color="#dddddd" loext:char-shading-value="0"/>
    </style:style>
    <style:style style:name="T10" style:family="text">
      <style:text-properties officeooo:rsid="002ed8e0" fo:background-color="#dddddd" loext:char-shading-value="0"/>
    </style:style>
    <style:style style:name="T11" style:family="text">
      <style:text-properties officeooo:rsid="002fe871" fo:background-color="#dddddd" loext:char-shading-value="0"/>
    </style:style>
    <style:style style:name="T12" style:family="text">
      <style:text-properties officeooo:rsid="0030c43e" fo:background-color="#dddddd" loext:char-shading-value="0"/>
    </style:style>
    <style:style style:name="T13" style:family="text">
      <style:text-properties officeooo:rsid="003400ef" fo:background-color="#dddddd" loext:char-shading-value="0"/>
    </style:style>
    <style:style style:name="T14" style:family="text">
      <style:text-properties officeooo:rsid="003400ef" fo:background-color="#dddddd" loext:char-shading-value="0"/>
    </style:style>
    <style:style style:name="T15" style:family="text">
      <style:text-properties fo:font-weight="normal" officeooo:rsid="0027c201" style:font-weight-asian="normal" style:font-weight-complex="normal"/>
    </style:style>
    <style:style style:name="T16" style:family="text">
      <style:text-properties fo:font-weight="normal" officeooo:rsid="0027c201" fo:background-color="#dddddd" loext:char-shading-value="0" style:font-weight-asian="normal" style:font-weight-complex="normal"/>
    </style:style>
    <style:style style:name="T17" style:family="text">
      <style:text-properties officeooo:rsid="002823ca"/>
    </style:style>
    <style:style style:name="T18" style:family="text">
      <style:text-properties officeooo:rsid="002a6b52"/>
    </style:style>
    <style:style style:name="T19" style:family="text">
      <style:text-properties officeooo:rsid="002a71c4"/>
    </style:style>
    <style:style style:name="T20" style:family="text">
      <style:text-properties officeooo:rsid="002caa29"/>
    </style:style>
    <style:style style:name="T21" style:family="text">
      <style:text-properties officeooo:rsid="002d0dec"/>
    </style:style>
    <style:style style:name="T22" style:family="text">
      <style:text-properties officeooo:rsid="002ed8e0"/>
    </style:style>
    <style:style style:name="T23" style:family="text">
      <style:text-properties officeooo:rsid="002eed1a"/>
    </style:style>
    <style:style style:name="T24" style:family="text">
      <style:text-properties officeooo:rsid="002fa6b0"/>
    </style:style>
    <style:style style:name="T25" style:family="text">
      <style:text-properties officeooo:rsid="002fe871"/>
    </style:style>
    <style:style style:name="T26" style:family="text">
      <style:text-properties officeooo:rsid="00309cff"/>
    </style:style>
    <style:style style:name="T27" style:family="text">
      <style:text-properties officeooo:rsid="0030c43e"/>
    </style:style>
    <style:style style:name="T28" style:family="text">
      <style:text-properties officeooo:rsid="0031f3ec"/>
    </style:style>
    <style:style style:name="T29" style:family="text">
      <style:text-properties officeooo:rsid="003400ef"/>
    </style:style>
    <style:style style:name="T30" style:family="text">
      <style:text-properties officeooo:rsid="00175219"/>
    </style:style>
    <style:style style:name="T31" style:family="text">
      <style:text-properties officeooo:rsid="001a2e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teudo Javascript</text:h>
      <text:p text:style-name="P3"><text:span text:style-name="T1">getElementById -</text:span> Captura um elemento html pelo seu id: <text:span text:style-name="T3">document.getElementById(“ “) </text:span></text:p>
      <text:p text:style-name="P1"/>
      <text:p text:style-name="P4"><text:span text:style-name="T1">getElementsByClassName -</text:span> Captura os elementos html que tenham a mesma classe: <text:span text:style-name="T3">document.getElementsByClassName(“ “) </text:span></text:p>
      <text:p text:style-name="P1"/>
      <text:p text:style-name="P5"><text:span text:style-name="T1">getElementsByName -</text:span> Captura os elementos html que tenham o mesmo atributo name=” “: <text:span text:style-name="T3">document.getElementsByName(“ “) </text:span></text:p>
      <text:p text:style-name="P1"/>
      <text:p text:style-name="P6"><text:span text:style-name="T1">getElementsByTagName -</text:span> Captura os elementos html que tenham a mesma tag: <text:span text:style-name="T3">document.getElementsByTagName(“ “) </text:span></text:p>
      <text:p text:style-name="P1"/>
      <text:p text:style-name="P7"><text:span text:style-name="T1">querySelector - </text:span><text:span text:style-name="T15">Captura um elemento html pelo seletor css: </text:span><text:span text:style-name="T16">document.querySelector(“ “) </text:span></text:p>
      <text:p text:style-name="P1"/>
      <text:p text:style-name="P8"><text:span text:style-name="T1">querySelectorAll -</text:span> Captura elementos html pelo seletor css: <text:span text:style-name="T3">document.querySelectorAll(“ “) </text:span></text:p>
      <text:p text:style-name="P1"/>
      <text:p text:style-name="P9"><text:span text:style-name="T1">setAttribute -</text:span> <text:span text:style-name="T17">Adiciona, altera ou substitui o valor de um atributo em um elemento html: </text:span><text:span text:style-name="T4">elemento.setAttribute(“ “, “ “) </text:span></text:p>
      <text:p text:style-name="P1"/>
      <text:p text:style-name="P10"><text:span text:style-name="T1">getAttribute -</text:span> Retorna o valor de um atributo ou null de um elemento html: <text:span text:style-name="T5">elemento.getAttribute(“ “) </text:span></text:p>
      <text:p text:style-name="P1"/>
      <text:p text:style-name="P11"><text:span text:style-name="T1">hasAttribute -</text:span> <text:span text:style-name="T18">Retorna um valor booleano indicando se o elemento especificado possui o atributo especificado: </text:span><text:span text:style-name="T6">elemento.hasAttribute(“ “) </text:span></text:p>
      <text:p text:style-name="P1"/>
      <text:p text:style-name="P12"><text:soft-page-break/><text:span text:style-name="T1">hasAttributes -</text:span> <text:span text:style-name="T19">Retorna um valor booleano indicando se o elemento especificado possui algum atributo: </text:span><text:span text:style-name="T7">elemento.hasAttributes(“ “) </text:span></text:p>
      <text:p text:style-name="P1"/>
      <text:p text:style-name="P13"><text:span text:style-name="T1">removeAttribute -</text:span> <text:span text:style-name="T20">Remove um atributo com o nome especificado: </text:span><text:span text:style-name="T8">elemento.removeAttribute(“ “) </text:span></text:p>
      <text:p text:style-name="P13"/>
      <text:p text:style-name="P14"><text:span text:style-name="T1">createAttribute -</text:span> Cria e retorna um novo atributo, o valor desse atributo é aplicado usando o .value = “ “: <text:span text:style-name="T3">document.createAttribute(“ “) </text:span></text:p>
      <text:p text:style-name="P1"/>
      <text:p text:style-name="P14"><text:span text:style-name="T1">className -</text:span> <text:span text:style-name="T21">Define e retorna o valor do atributo class de um elemento especificado: </text:span><text:span text:style-name="T9">elemento.className = “ “ </text:span></text:p>
      <text:p text:style-name="P1"/>
      <text:p text:style-name="P16"><text:span text:style-name="T1">classList -</text:span> <text:span text:style-name="T22">Retorna uma coleção dos atributos de classe do elemento, ou seja, retorna uma coleção com os valores do atributo class: </text:span><text:span text:style-name="T10">elemento.classList </text:span></text:p>
      <text:p text:style-name="P1"/>
      <text:p text:style-name="P17"><text:span text:style-name="T1">add -</text:span> <text:span text:style-name="T23">Adiciona uma nova classe em um elemento: </text:span></text:p>
      <text:p text:style-name="P24"><text:span text:style-name="T23">elemento.classList.add(“ “) </text:span></text:p>
      <text:p text:style-name="P1"/>
      <text:p text:style-name="P18"><text:span text:style-name="T1">toggle -</text:span> <text:span text:style-name="T24">Adiciona uma classe e retorna true se a classe não existir no elemento ou remove e retorna false caso existir: </text:span></text:p>
      <text:p text:style-name="P25"><text:span text:style-name="T24">elemento.classList.toggle(“ “) </text:span></text:p>
      <text:p text:style-name="P1"/>
      <text:p text:style-name="P19"><text:span text:style-name="T1">contains -</text:span> <text:span text:style-name="T25">Retorna um valor booleano indicando se uma determinada classe <text:s/>existe em um elemento: </text:span><text:span text:style-name="T11">elemento.classList.contains(“ “) </text:span></text:p>
      <text:p text:style-name="P1"/>
      <text:p text:style-name="P20"><text:span text:style-name="T1">replace -</text:span> <text:span text:style-name="T26">Substitui uma classe por uma nova </text:span><text:span text:style-name="T27">em um determinado elemento: </text:span><text:span text:style-name="T12">elemento.classList.replace(“ “, “ “) </text:span></text:p>
      <text:p text:style-name="P1"/>
      <text:p text:style-name="P21"><text:soft-page-break/><text:span text:style-name="T1">remove -</text:span> Remove uma classe existente de um determinado <text:span text:style-name="T28">elemento</text:span>: <text:span text:style-name="T3">elemento.classList.remove(“ “) </text:span></text:p>
      <text:p text:style-name="P1"/>
      <text:p text:style-name="P22"><text:span text:style-name="T1">append –</text:span> <text:span text:style-name="T29">Adiciona um elemento ou texto dentro de outro elemento (como filho): </text:span><text:span text:style-name="T14">elemento.append( <text:s/>) </text:span></text:p>
      <text:p text:style-name="P1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5:15:20.274200995</meta:creation-date>
    <dc:date>2023-02-16T19:09:57.981787147</dc:date>
    <meta:editing-duration>PT2H42M52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4" meta:paragraph-count="23" meta:word-count="311" meta:character-count="2259" meta:non-whitespace-character-count="1946"/>
  </office:meta>
</office:document-meta>
</file>